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style:style>
    <style:style style:name="P2" style:family="paragraph" style:parent-style-name="Heading_20_4">
      <style:text-properties fo:font-weight="bold"/>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list-style-name="L3"/>
    <style:style style:name="P6" style:family="paragraph" style:parent-style-name="Text_20_body" style:list-style-name="L4"/>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Qué es </text:span><text:span text:style-name="Source_20_Text"><text:span text:style-name="T1">mdadm</text:span></text:span><text:span text:style-name="T1"> y RAID? O cómo no meter todos los huevos en la misma cesta... a menos que te convenga</text:span></text:h>
      <text:p text:style-name="Text_20_body">Empecemos por el principio, como se suele decir, aunque a veces es más divertido empezar por el final.</text:p>
      <text:h text:style-name="P2" text:outline-level="4">RAID: El arte de juntar discos</text:h>
      <text:p text:style-name="Text_20_body">Imagina que tienes varios discos duros. Podrías usarlos por separado, como un soltero empedernido, cada uno a lo suyo. O podrías hacer que trabajen juntos, como una buena orquesta (o como los Hermanos Marx, que también éramos un equipo, a nuestra manera). Eso, en esencia, es un <text:span text:style-name="T1">RAID</text:span> (<text:span text:style-name="T2">Redundant Array of Independent Disks</text:span> o, para los amigos, "un montón de discos independientes y redundantes").</text:p>
      <text:p text:style-name="Text_20_body">La idea es combinar varios discos para que el sistema operativo los vea como si fueran uno solo. ¿Para qué? Pues, como en la vida, para dos cosas: <text:span text:style-name="T1">velocidad</text:span> o <text:span text:style-name="T1">seguridad</text:span>. O a veces, un poco de ambas.</text:p>
      <text:p text:style-name="Text_20_body">Existen varios "sabores" de RAID, conocidos como niveles:</text:p>
      <text:list text:style-name="L3">
        <text:list-item>
          <text:p text:style-name="P5"><text:span text:style-name="T1">RAID 0 (El "Stripe" o "A toda pastilla"):</text:span> Aquí lo que importa es la velocidad. La información se divide y se escribe en todos los discos a la vez. Si tienes dos discos, la velocidad de escritura y lectura (en teoría) se duplica. El problema es que, como no hay redundancia, si un disco falla, pierdes <text:span text:style-name="T1">toda</text:span> la información. Es como apostar todo tu dinero a un solo caballo. ¡Emocionante, pero arriesgado!</text:p>
        </text:list-item>
        <text:list-item>
          <text:p text:style-name="P5"><text:span text:style-name="T1">RAID 1 (El "Mirror" o "El Espejito"):</text:span> Este es el paranoico del grupo. Todo lo que escribes en un disco, se copia exactamente igual en el otro. Tienes una copia de seguridad perfecta y en tiempo real. Si un disco se va de vacaciones permanentes, el otro sigue funcionando como si nada. La desventaja es que si tienes dos discos de 1TB, el espacio total que puedes usar es solo 1TB. El precio de la tranquilidad.</text:p>
        </text:list-item>
        <text:list-item>
          <text:p text:style-name="P5"><text:span text:style-name="T1">RAID 5 (El "Listo de la clase"):</text:span> Este es un ingenioso equilibrio entre velocidad y seguridad. Necesitas al menos tres discos. Los datos se dividen como en el RAID 0, pero además se calcula un "bit de paridad". Si un disco falla, gracias a esa paridad, se pueden reconstruir los datos perdidos. Combina lo mejor de los dos mundos, aunque la escritura es un poco más lenta por el cálculo de la paridad. Es como tener un seguro de vida y además correr rápido.</text:p>
        </text:list-item>
      </text:list>
      <text:h text:style-name="P2" text:outline-level="4">mdadm: El director de orquesta</text:h>
      <text:p text:style-name="Text_20_body">Y aquí entra nuestro protagonista: <text:span text:style-name="Source_20_Text">mdadm</text:span>. Es una pequeña pero matona utilidad de Linux que te permite gestionar los RAID por software. "Mdadm" viene de "multiple device administration", que suena muy serio, pero en el fondo es el programa que le dice a los discos cómo tienen que bailar juntos. Con <text:span text:style-name="Source_20_Text">mdadm</text:span> puedes crear, gestionar, monitorizar y detener tus arrays RAID. Es tu varita mágica para los discos.</text:p>
      <text:p text:style-name="Horizontal_20_Line"/>
      <text:h text:style-name="P1" text:outline-level="3"><text:soft-page-break/>Ejercicio práctico: ¡Manos a la obra, que el desastre no espera!</text:h>
      <text:p text:style-name="Text_20_body">Ahora vamos a la chicha, al turrón, a lo que nos gusta. Vamos a montar un circo de tres pistas con esos discos que tienes en tus máquinas virtuales. Tenemos 5 discos: 3 SATA (<text:span text:style-name="Source_20_Text">/dev/sdb</text:span>, <text:span text:style-name="Source_20_Text">/dev/sdc</text:span>, <text:span text:style-name="Source_20_Text">/dev/sdd</text:span>) y 2 NVME (<text:span text:style-name="Source_20_Text">/dev/nvme0n1</text:span>, <text:span text:style-name="Source_20_Text">/dev/nvme0n2</text:span>).</text:p>
      <text:p text:style-name="Text_20_body"><text:span text:style-name="T1">Un consejo de viejo lobo de mar:</text:span> <text:span text:style-name="T2">Mezclar discos SATA y NVME en un mismo RAID es como poner a un galgo a correr con una tortuga. El RAID siempre se adaptará a la velocidad del más lento. En un RAID 0, por ejemplo, el NVME se aburrirá esperando al SATA. Pero para aprender, ¡todo vale!</text:span></text:p>
      <text:p text:style-name="Text_20_body">Aquí tienes el plan de ataque. Abre una terminal y asegúrate de ser <text:span text:style-name="Source_20_Text">root</text:span> o usar <text:span text:style-name="Source_20_Text">sudo</text:span> para cada comando. ¡Y no te equivoques de disco, o te acordarás de mi familia... y no para bien!</text:p>
      <text:h text:style-name="Heading_20_4" text:outline-level="4"><text:span text:style-name="T1">Paso 1: Instalación de </text:span><text:span text:style-name="Source_20_Text"><text:span text:style-name="T1">mdadm</text:span></text:span></text:h>
      <text:p text:style-name="Text_20_body">"Nunca olvido una cara, pero con la suya haré una excepción". No te olvides de instalar <text:span text:style-name="Source_20_Text">mdadm</text:span>, si no, poco vamos a hacer.</text:p>
      <text:p text:style-name="P4"/>
      <text:p text:style-name="Preformatted_20_Text"><text:span text:style-name="Source_20_Text">sudo apt-get update</text:span></text:p>
      <text:p text:style-name="P3"><text:span text:style-name="Source_20_Text">sudo apt-get install mdadm</text:span></text:p>
      <text:p text:style-name="Text_20_body">(Si usas una distribución basada en Red Hat, como CentOS, sería <text:span text:style-name="Source_20_Text">sudo dnf install mdadm</text:span>).</text:p>
      <text:h text:style-name="P2" text:outline-level="4">Paso 2: Creando un RAID 0 (El Velocista)</text:h>
      <text:p text:style-name="Text_20_body">Vamos a usar los dos discos más rápidos, los NVME, para esto. Así aprovechamos su velocidad, aunque sea en un matrimonio desigual.</text:p>
      <text:p text:style-name="P4"/>
      <text:p text:style-name="P3"><text:span text:style-name="Source_20_Text">sudo mdadm --create --verbose /dev/md0 --level=0 --raid-devices=2 /dev/nvme0n1 /dev/nvme0n2</text:span></text:p>
      <text:list text:style-name="L4">
        <text:list-item>
          <text:p text:style-name="P6"><text:span text:style-name="Source_20_Text">--create /dev/md0</text:span>: Crea un nuevo dispositivo RAID llamado <text:span text:style-name="Source_20_Text">/dev/md0</text:span>.</text:p>
        </text:list-item>
        <text:list-item>
          <text:p text:style-name="P6"><text:span text:style-name="Source_20_Text">--level=0</text:span>: Le decimos que queremos un RAID 0.</text:p>
        </text:list-item>
        <text:list-item>
          <text:p text:style-name="P6"><text:span text:style-name="Source_20_Text">--raid-devices=2</text:span>: Especificamos que usaremos 2 discos.</text:p>
        </text:list-item>
        <text:list-item>
          <text:p text:style-name="P6"><text:span text:style-name="Source_20_Text">/dev/nvme0n1 /dev/nvme0n2</text:span>: Estos son los discos que formarán el array.</text:p>
        </text:list-item>
      </text:list>
      <text:h text:style-name="P2" text:outline-level="4">Paso 3: Creando un RAID 1 (El Gemelo)</text:h>
      <text:p text:style-name="Text_20_body">Para la seguridad, usaremos dos de los discos SATA.</text:p>
      <text:p text:style-name="P4"/>
      <text:p text:style-name="P3"><text:span text:style-name="Source_20_Text">sudo mdadm --create --verbose /dev/md1 --level=1 --raid-devices=2 /dev/sdb /dev/sdc</text:span></text:p>
      <text:p text:style-name="Text_20_body">La sintaxis es casi la misma, solo cambiamos el nivel a 1 y los discos implicados. Ahora <text:span text:style-name="Source_20_Text">/dev/sdb</text:span> y <text:span text:style-name="Source_20_Text">/dev/sdc</text:span> son como dos gotas de agua.</text:p>
      <text:h text:style-name="P2" text:outline-level="4"><text:soft-page-break/>Paso 4: Creando un RAID 5 (El Ingeniero)</text:h>
      <text:p text:style-name="Text_20_body">Nos queda un disco SATA libre (<text:span text:style-name="Source_20_Text">/dev/sdd</text:span>). Para un RAID 5 necesitamos al menos 3 discos. "Oiga, pero solo me queda uno". ¡Pues usamos los de otro RAID! No, es broma. <text:span text:style-name="T1">No puedes usar un disco que ya está en otro RAID</text:span>. Para este ejercicio, vamos a asumir que tienes otro disco disponible, digamos <text:span text:style-name="Source_20_Text">/dev/sde</text:span>. Si no lo tienes, no podrás hacer este paso. Pero imaginemos que sí.</text:p>
      <text:p text:style-name="Text_20_body"><text:span text:style-name="T2">(Nota: Para poder hacer este RAID 5, necesitarías añadir un disco más a tu máquina virtual. Si no, conceptualmente, el comando sería el siguiente con tres de tus discos SATA, pero no podrías haber hecho el RAID 1 anterior)</text:span>.</text:p>
      <text:p text:style-name="Text_20_body">Supongamos que liberas <text:span text:style-name="Source_20_Text">/dev/sdb</text:span> y <text:span text:style-name="Source_20_Text">/dev/sdc</text:span> y usas los tres SATA para el RAID 5:</text:p>
      <text:p text:style-name="P4"/>
      <text:p text:style-name="Preformatted_20_Text"><text:span text:style-name="Source_20_Text"># Primero, si has creado el RAID 1, debes detenerlo y limpiarlo:</text:span></text:p>
      <text:p text:style-name="Preformatted_20_Text"><text:span text:style-name="Source_20_Text"># sudo mdadm --stop /dev/md1</text:span></text:p>
      <text:p text:style-name="Preformatted_20_Text"><text:span text:style-name="Source_20_Text"># sudo mdadm --zero-superblock /dev/sdb /dev/sdc</text:span></text:p>
      <text:p text:style-name="Preformatted_20_Text"/>
      <text:p text:style-name="Preformatted_20_Text"><text:span text:style-name="Source_20_Text"># Y ahora, el RAID 5 con los tres discos SATA</text:span></text:p>
      <text:p text:style-name="P3"><text:span text:style-name="Source_20_Text">sudo mdadm --create --verbose /dev/md2 --level=5 --raid-devices=3 /dev/sdb /dev/sdc /dev/sdd</text:span></text:p>
      <text:h text:style-name="P2" text:outline-level="4">Paso 5: Formatear y Montar</text:h>
      <text:p text:style-name="Text_20_body">Una vez creados los dispositivos (<text:span text:style-name="Source_20_Text">/dev/md0</text:span>, <text:span text:style-name="Source_20_Text">/dev/md1</text:span>, etc.), el sistema los ve como un disco normal. Ahora tienes que formatearlos con un sistema de archivos y montarlos.</text:p>
      <text:p text:style-name="P4"/>
      <text:p text:style-name="Preformatted_20_Text"><text:span text:style-name="Source_20_Text"># Para el RAID 0</text:span></text:p>
      <text:p text:style-name="Preformatted_20_Text"><text:span text:style-name="Source_20_Text">sudo mkfs.ext4 /dev/md0</text:span></text:p>
      <text:p text:style-name="Preformatted_20_Text"><text:span text:style-name="Source_20_Text">sudo mkdir /mnt/raid0</text:span></text:p>
      <text:p text:style-name="Preformatted_20_Text"><text:span text:style-name="Source_20_Text">sudo mount /dev/md0 /mnt/raid0</text:span></text:p>
      <text:p text:style-name="Preformatted_20_Text"/>
      <text:p text:style-name="Preformatted_20_Text"><text:span text:style-name="Source_20_Text"># Para el RAID 1</text:span></text:p>
      <text:p text:style-name="Preformatted_20_Text"><text:span text:style-name="Source_20_Text">sudo mkfs.ext4 /dev/md1</text:span></text:p>
      <text:p text:style-name="Preformatted_20_Text"><text:span text:style-name="Source_20_Text">sudo mkdir /mnt/raid1</text:span></text:p>
      <text:p text:style-name="Preformatted_20_Text"><text:span text:style-name="Source_20_Text">sudo mount /dev/md1 /mnt/raid1</text:span></text:p>
      <text:p text:style-name="Preformatted_20_Text"/>
      <text:p text:style-name="Preformatted_20_Text"><text:span text:style-name="Source_20_Text"># Para el RAID 5</text:span></text:p>
      <text:p text:style-name="Preformatted_20_Text"><text:span text:style-name="Source_20_Text">sudo mkfs.ext4 /dev/md2</text:span></text:p>
      <text:p text:style-name="Preformatted_20_Text"><text:span text:style-name="Source_20_Text">sudo mkdir /mnt/raid5</text:span></text:p>
      <text:p text:style-name="P3"><text:span text:style-name="Source_20_Text">sudo mount /dev/md2 /mnt/raid5</text:span></text:p>
      <text:h text:style-name="P2" text:outline-level="4">Paso 6: Guardar la configuración</text:h>
      <text:p text:style-name="Text_20_body">Para que tus flamantes RAID se monten solos cada vez que inicies el sistema, hay que guardar la configuración.</text:p>
      <text:p text:style-name="P4"/>
      <text:p text:style-name="P3"><text:span text:style-name="Source_20_Text">sudo mdadm --detail --scan | sudo tee -a /etc/mdadm/mdadm.conf</text:span></text:p>
      <text:p text:style-name="Text_20_body">Y añade las entradas correspondientes en <text:span text:style-name="Source_20_Text">/etc/fstab</text:span> para que se monten al inicio.</text:p>
      <text:p text:style-name="Text_20_body"><text:soft-page-break/>¡Y ya está! Has pasado de ser un simple mortal a un domador de discos. Recuerda, la práctica hace al maestro. Y como decía el gran Groucho: <text:span text:style-name="T2">"La televisión ha hecho maravillas por mi cultura. En cuanto alguien enciende la televisión, voy a la biblioteca y me leo un buen libro."</text:span> ¡Pues tú igual, a leer <text:span text:style-name="Source_20_Text">man mdadm</text:span>! ¡Hasta la próxima, y que tus discos nunca fallen (a menos que sea en un RAID 1 o 5)!</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2T20:14:48.644434617</meta:creation-date>
    <dc:date>2025-07-02T20:16:30.852544796</dc:date>
    <meta:editing-duration>PT1M43S</meta:editing-duration>
    <meta:editing-cycles>1</meta:editing-cycles>
    <meta:document-statistic meta:table-count="0" meta:image-count="0" meta:object-count="0" meta:page-count="4" meta:paragraph-count="59" meta:word-count="1179" meta:character-count="6583" meta:non-whitespace-character-count="5489"/>
    <meta:generator>LibreOffice/24.2.2.2$Linux_X86_64 LibreOffice_project/d56cc158d8a96260b836f100ef4b4ef25d6f1a01</meta:generator>
  </office:meta>
</office:document-meta>
</file>